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estion 1a: The value of a local variable named “i” has no direct relationship with that of a variable named “i” in its caller.</text:p>
      <text:p text:style-name="Standard"/>
      <text:p text:style-name="Standard">Answer: True</text:p>
      <text:p text:style-name="Standard"/>
      <text:p text:style-name="Standard">Reasoning:</text:p>
      <text:p text:style-name="Standard"/>
      <text:p text:style-name="Standard">The variable “i” in both methods only exist within the methods they were declared in. However, <text:s/>the value of the variable can be returned.</text:p>
      <text:p text:style-name="Standard"/>
      <text:p text:style-name="Standard">public class Assignment3 {</text:p>
      <text:p text:style-name="Standard"><text:tab/></text:p>
      <text:p text:style-name="Standard"><text:tab/>public static void main(String[] args) {</text:p>
      <text:p text:style-name="Standard"><text:tab/><text:tab/>String i = "This variable named \"i\" is in the main method.";</text:p>
      <text:p text:style-name="Standard"><text:tab/><text:tab/>int x = 8;</text:p>
      <text:p text:style-name="Standard"><text:tab/><text:tab/>System.out.println(i);</text:p>
      <text:p text:style-name="Standard"><text:tab/><text:tab/>question1(x);</text:p>
      <text:p text:style-name="Standard"><text:tab/>}</text:p>
      <text:p text:style-name="Standard"><text:tab/></text:p>
      <text:p text:style-name="Standard"><text:tab/>private static void question1(int x) {</text:p>
      <text:p text:style-name="Standard"><text:tab/><text:tab/>String i = "This variable, also named \"i\" is in the question1 method.";</text:p>
      <text:p text:style-name="Standard"><text:tab/><text:tab/>System.out.println(i);</text:p>
      <text:p text:style-name="Standard"><text:tab/><text:tab/>System.out.println("So, it is true that these two variables have no direct relationship.");</text:p>
      <text:p text:style-name="Standard"><text:tab/><text:tab/>System.out.println("");</text:p>
      <text:p text:style-name="Standard"><text:tab/><text:tab/>System.out.println("However, a variable defined in the calling method has a direct"</text:p>
      <text:list xml:id="list6613073717289119793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">+ "relationship with the parameters in this”</text:p>
                                      <text:p text:style-name="P1">+ “method.");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tab/><text:tab/>System.out.println("This number was defined in the main method and given as a”</text:p>
      <text:p text:style-name="Standard"><text:tab/><text:tab/><text:tab/><text:tab/><text:tab/> + parameter: " + x);</text:p>
      <text:p text:style-name="Standard"><text:tab/>}</text:p>
      <text:p text:style-name="Standard">}</text:p>
      <text:p text:style-name="Standard"/>
      <text:p text:style-name="Standard">Question 1b: The value of a parameter named x has no direct relationship with that of a variable named x in its caller.</text:p>
      <text:p text:style-name="Standard"/>
      <text:p text:style-name="Standard">Answer: True</text:p>
      <text:p text:style-name="Standard"/>
      <text:p text:style-name="Standard">Reasoning:</text:p>
      <text:p text:style-name="Standard"/>
      <text:p text:style-name="Standard">The values passed into the parameter of a method call are copies of the variable's value in the calling method. The two variables do not modify eachother. The only correlation is when a variable is passed into the arguments of a method call, which its copied value gets assigned to the variable declaration in the new method. See code below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Public static void main(String[] args) {</text:p>
      <text:p text:style-name="Standard"><text:tab/>int x = 8;</text:p>
      <text:p text:style-name="Standard"><text:tab/>int y = 16;</text:p>
      <text:p text:style-name="Standard"><text:tab/>System.out.println(myMethod(x));</text:p>
      <text:p text:style-name="Standard"><text:tab/>System.out.println(myMethod(y));</text:p>
      <text:p text:style-name="Standard">}</text:p>
      <text:p text:style-name="Standard"/>
      <text:p text:style-name="Standard">public myMethod(int x) {</text:p>
      <text:p text:style-name="Standard"><text:tab/>int y = x * 2;</text:p>
      <text:p text:style-name="Standard"><text:tab/>return y;</text:p>
      <text:p text:style-name="Standard">}</text:p>
      <text:p text:style-name="Standard"/>
      <text:p text:style-name="Standard">//========================================================================</text:p>
      <text:p text:style-name="Standard"/>
      <text:p text:style-name="Standard">Question 2:</text:p>
      <text:p text:style-name="Standard"/>
      <text:p text:style-name="Standard">Output:</text:p>
      <text:p text:style-name="Standard"/>
      <text:p text:style-name="Standard">snitch: x = 4004, y = 1001</text:p>
      <text:p text:style-name="Standard">quaffle: x = 2003, y = 1, z = 1001</text:p>
      <text:p text:style-name="Standard">bludger: x = 1001, y = 2001, z = 2003</text:p>
      <text:p text:style-name="Standard"/>
      <text:p text:style-name="Standard">Notes:</text:p>
      <text:p text:style-name="Standard"/>
      <text:p text:style-name="Standard">bludger(2001)</text:p>
      <text:p text:style-name="Standard">y = 2001</text:p>
      <text:p text:style-name="Standard">x = 2</text:p>
      <text:p text:style-name="Standard">z = 2003</text:p>
      <text:p text:style-name="Standard">x = 1001</text:p>
      <text:p text:style-name="Standard">quaffle(2003,2001)</text:p>
      <text:p text:style-name="Standard">z = 1001</text:p>
      <text:p text:style-name="Standard">y = 1</text:p>
      <text:p text:style-name="Standard">snitch(4004,2001)</text:p>
      <text:p text:style-name="Standard">y = 100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0-02T13:48:44</meta:creation-date>
    <meta:editing-duration>P0D</meta:editing-duration>
    <meta:editing-cycles>1</meta:editing-cycles>
    <meta:generator>OpenOffice/4.1.7$FreeBSD/amd64 OpenOffice.org_project/417m1$Build-9800</meta:generator>
    <meta:document-statistic meta:table-count="0" meta:image-count="0" meta:object-count="0" meta:page-count="2" meta:paragraph-count="56" meta:word-count="326" meta:character-count="1938"/>
  </office:meta>
</office:document-meta>
</file>